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07" officeooo:paragraph-rsid="000fca07"/>
    </style:style>
    <style:style style:name="P2" style:family="paragraph" style:parent-style-name="Standard">
      <style:text-properties fo:font-style="italic" officeooo:rsid="000fca07" officeooo:paragraph-rsid="000fca07" style:font-style-asian="italic" style:font-style-complex="italic"/>
    </style:style>
    <style:style style:name="P3" style:family="paragraph" style:parent-style-name="Standard">
      <style:text-properties officeooo:rsid="001694fc" officeooo:paragraph-rsid="001694fc"/>
    </style:style>
    <style:style style:name="T1" style:family="text">
      <style:text-properties officeooo:rsid="00105197"/>
    </style:style>
    <style:style style:name="T2" style:family="text">
      <style:text-properties officeooo:rsid="00124f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94f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94f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JavaScript</text:p>
      <text:p text:style-name="P1"/>
      <text:p text:style-name="P1"><text:tab/><text:span text:style-name="T3">Print</text:span></text:p>
      <text:p text:style-name="P1"><text:tab/><text:tab/>console.write(“Comando que funciona como se fosse o print ”);</text:p>
      <text:p text:style-name="P1"/>
      <text:p text:style-name="P1"><text:tab/><text:span text:style-name="T3">Variáveis</text:span></text:p>
      <text:p text:style-name="P1"/>
      <text:p text:style-name="P1"><text:tab/><text:tab/>var nome_da_variavel; </text:p>
      <text:p text:style-name="P1"><text:tab/><text:tab/>nome_da_varialvel = 55;</text:p>
      <text:p text:style-name="P1"/>
      <text:p text:style-name="P1"><text:tab/><text:tab/><text:tab/>ou</text:p>
      <text:p text:style-name="P1"/>
      <text:p text:style-name="P1"><text:tab/><text:tab/>var idade = 18;</text:p>
      <text:p text:style-name="P1"/>
      <text:p text:style-name="P1"><text:tab/><text:span text:style-name="T3">Constante</text:span></text:p>
      <text:p text:style-name="P1"/>
      <text:p text:style-name="P1"><text:tab/><text:tab/>const nome_da_constante;</text:p>
      <text:p text:style-name="P1"><text:tab/><text:tab/>nome_da_constante = natan;</text:p>
      <text:p text:style-name="P1"/>
      <text:p text:style-name="P1"><text:tab/><text:tab/><text:tab/>ou</text:p>
      <text:p text:style-name="P1"><text:tab/><text:tab/><text:tab/></text:p>
      <text:p text:style-name="P1"><text:tab/><text:tab/>const nome = natan;</text:p>
      <text:p text:style-name="P1"/>
      <text:p text:style-name="P1">*DIFERENÇA ENTRE CONST E VAR* = Na var você consegue mudar o valor, a const não, é um valor fixo, uma vez definido, não há como mudar.</text:p>
      <text:p text:style-name="P1"/>
      <text:p text:style-name="P1"/>
      <text:p text:style-name="P1"><text:tab/><text:span text:style-name="T3">Alert</text:span></text:p>
      <text:p text:style-name="P1"><text:tab/><text:tab/></text:p>
      <text:p text:style-name="P1"><text:tab/><text:tab/>alert(variável); || alert(“texto”);</text:p>
      <text:p text:style-name="P1">- Serve basicamente para criar um alerta na página. -</text:p>
      <text:p text:style-name="P1"/>
      <text:p text:style-name="P1"><text:tab/><text:span text:style-name="Strong_20_Emphasis">Prompt</text:span></text:p>
      <text:p text:style-name="P1"><text:tab/><text:tab/></text:p>
      <text:p text:style-name="P1"><text:tab/><text:tab/>ele aparece como se fosse um “alert”, contudo, é uma estrutra de input.</text:p>
      <text:p text:style-name="P1"/>
      <text:p text:style-name="P1"><text:tab/><text:tab/>pro<text:span text:style-name="T1">mpt(“NA PRIMEIRA ASPAS É O TÍTULO DO PROMPT”, “NA SEGUNDA CAIXA É O TEXTO QUE VAI APARECER DENTRO DA CAIXA DE DIGITAÇÃO”);</text:span></text:p>
      <text:p text:style-name="P1"/>
      <text:p text:style-name="P1"><text:tab/><text:tab/><text:span text:style-name="T1">prompt(“”, “”); ou pode-se usar só o primeiro titulo prompt(“”);</text:span></text:p>
      <text:p text:style-name="P1"/>
      <text:p text:style-name="P1"><text:tab/><text:tab/><text:span text:style-name="T2">para armazenar o valor atribuido num prompt, basta colocar assim:</text:span></text:p>
      <text:p text:style-name="P1"/>
      <text:p text:style-name="P1"><text:tab/><text:tab/><text:tab/><text:span text:style-name="T2">var nome <text:s/>= prompt(“Digite seu nome”);</text:span></text:p>
      <text:p text:style-name="P1"><text:tab/><text:tab/><text:tab/><text:span text:style-name="T2">const nome = prompt(“Digite seu nome”, “Seu nome aqui!”);</text:span></text:p>
      <text:p text:style-name="P1"/>
      <text:p text:style-name="P1"><text:tab/><text:span text:style-name="T4">Confirm</text:span></text:p>
      <text:p text:style-name="P1"><text:span text:style-name="T4"/></text:p>
      <text:p text:style-name="P1"><text:span text:style-name="T4"><text:tab/><text:tab/></text:span><text:span text:style-name="T6">é um comando que aparece se o usuario quer continuar a algo ou não</text:span></text:p>
      <text:p text:style-name="P1"><text:span text:style-name="T6"><text:tab/><text:tab/><text:tab/>confirm(“texto falando se o usuario quer confirmar ou cancelar”);</text:span></text:p>
      <text:p text:style-name="P3"><text:span text:style-name="T5">Caso o usuario confirme, será atribuido True, caso clique em cancelar, atribuirá False.</text:span></text:p>
      <text:p text:style-name="P3"><text:span text:style-name="T5"/></text:p>
      <text:p text:style-name="P3"><text:soft-page-break/><text:span text:style-name="T5"><text:tab/>confirm(“Deseja continuar?”);</text:span></text:p>
      <text:p text:style-name="P3"><text:span text:style-name="T5"><text:tab/>var/const escolha = confirm(“Deseja continuar?”);</text:span></text:p>
      <text:p text:style-name="P3"><text:span text:style-name="T5"/></text:p>
      <text:p text:style-name="P3"><text:span text:style-name="T5">se o usuario coolocar confirmar, escolha = True (1) , senão, escolha = False (0)</text:span></text:p>
      <text:p text:style-name="P3"><text:span text:style-name="T5"/></text:p>
      <text:p text:style-name="P3"><text:span text:style-name="T5"/></text:p>
      <text:p text:style-name="P3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35:07.698237254</meta:creation-date>
    <dc:date>2019-02-14T12:23:29.256199745</dc:date>
    <meta:editing-duration>PT38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05" meta:character-count="1326" meta:non-whitespace-character-count="1093"/>
  </office:meta>
</office:document-meta>
</file>